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Roboto" svg:font-family="Roboto,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s" fo:country="ES" officeooo:paragraph-rsid="000e3a10"/>
    </style:style>
    <style:style style:name="P2" style:family="paragraph" style:parent-style-name="Text_20_body">
      <style:text-properties officeooo:paragraph-rsid="000e3a10"/>
    </style:style>
    <style:style style:name="P3" style:family="paragraph">
      <style:text-properties fo:language="es" fo:country="ES"/>
    </style:style>
    <style:style style:name="P4" style:family="paragraph" style:parent-style-name="Standard">
      <style:text-properties style:text-underline-style="solid" style:text-underline-width="auto" style:text-underline-color="font-color" fo:font-weight="bold" officeooo:rsid="0005ed19" officeooo:paragraph-rsid="0005ed19" style:font-weight-asian="bold" style:font-weight-complex="bold"/>
    </style:style>
    <style:style style:name="P5" style:family="paragraph" style:parent-style-name="Standard">
      <style:text-properties fo:language="es" fo:country="ES"/>
    </style:style>
    <style:style style:name="P6" style:family="paragraph" style:parent-style-name="Standard">
      <style:text-properties fo:language="es" fo:country="ES" style:text-underline-style="none" fo:font-weight="normal" officeooo:rsid="0005ed19" officeooo:paragraph-rsid="0005ed19" style:font-weight-asian="normal" style:font-weight-complex="normal"/>
    </style:style>
    <style:style style:name="P7" style:family="paragraph" style:parent-style-name="Standard">
      <style:text-properties fo:language="es" fo:country="ES" style:text-underline-style="none" fo:font-weight="normal" officeooo:rsid="0006e81c" officeooo:paragraph-rsid="0006e81c" style:font-weight-asian="normal" style:font-weight-complex="normal"/>
    </style:style>
    <style:style style:name="P8" style:family="paragraph" style:parent-style-name="Standard">
      <style:text-properties fo:language="es" fo:country="ES" officeooo:paragraph-rsid="00088582"/>
    </style:style>
    <style:style style:name="P9" style:family="paragraph">
      <style:text-properties fo:language="es" fo:country="ES"/>
    </style:style>
    <style:style style:name="T1" style:family="text">
      <style:text-properties fo:language="es" fo:country="ES"/>
    </style:style>
    <style:style style:name="T2" style:family="text">
      <style:text-properties fo:language="es" fo:country="ES" officeooo:rsid="000e3a10"/>
    </style:style>
    <style:style style:name="T3" style:family="text">
      <style:text-properties fo:language="es" fo:country="ES" fo:font-weight="normal" officeooo:rsid="000e3a10" style:font-weight-asian="normal" style:font-weight-complex="normal"/>
    </style:style>
    <style:style style:name="T4" style:family="text">
      <style:text-properties officeooo:rsid="000807b4"/>
    </style:style>
    <style:style style:name="T5" style:family="text">
      <style:text-properties fo:font-variant="normal" fo:text-transform="none" fo:color="#222222" style:font-name="sans-serif" fo:font-size="10.5pt" fo:letter-spacing="normal" fo:font-style="normal" fo:font-weight="normal"/>
    </style:style>
    <style:style style:name="T6" style:family="text">
      <style:text-properties style:text-underline-style="solid" style:text-underline-width="auto" style:text-underline-color="font-color" fo:font-weight="bold" officeooo:rsid="00088582" style:font-weight-asian="bold" style:font-weight-complex="bold"/>
    </style:style>
    <style:style style:name="T7" style:family="text">
      <style:text-properties officeooo:rsid="000e3a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ctividad</text:span> 1:</text:p>
      <text:p text:style-name="P4"/>
      <text:p text:style-name="P6">Opino que dependiendo de la complejidad del problema, existe un numero limitado de soluciones razonables, sin embargo si hay una cantidad incontable de soluciones innecesariamente complejas que no tienen ningún sentido practico. Tal vez, volviendo a la unidad 1, se les podría encontrar sentido artístico.</text:p>
      <text:p text:style-name="P7">La determinación de una solución como mejor que otra es subjetiva, un código tendrá distintos aspectos que dependiendo de la función del código, un sujeto determinara cuales son mas importantes y podrá calificar a una solución como mejor que otra. Estos aspectos podrían ser: rapidez, volatilidad, uso de recursos, facilidad de uso, tamaño, belleza(?), <text:span text:style-name="T4">seguridad, y seguramente muchos mas.</text:span></text:p>
      <text:p text:style-name="P7"/>
      <text:p text:style-name="P7"/>
      <text:p text:style-name="P8"><text:span text:style-name="T6">Actividad 2:</text:span></text:p>
      <text:p text:style-name="P5"><text:span text:style-name="T5"/></text:p>
      <text:p text:style-name="Standard"><text:span text:style-name="T1">Los comentarios se utilizan usualmente con el propósito de hacer el código más fácil de entender con vistas a su mantenimiento y reutilización ya sea propia o ajena, la </text:span><text:span text:style-name="T2">documentación</text:span><text:span text:style-name="T1"> del </text:span><text:span text:style-name="T2">código</text:span><text:span text:style-name="T1">, ademas, tiene muchos otros posibles usos, como la generación de documentación externa, integración con sistemas de control de versiones y otros tipos de herramientas de programación externas.</text:span></text:p>
      <text:p text:style-name="P5"/>
      <text:p>Es muy común que a futuro otra persona tenga la necesidad de entender tu código, ya sea para reutilizarlo, o por que son parte de un mismo proyecto, por ello la razón principal para comentar es que el código sea entendible por otra persona.</text:p>
      <text:p text:style-name="P5">Existen dos posturas en cuanto a la densidad de documentación del código, Muchos defienden que para que el <text:span text:style-name="T7">código</text:span> sea lo mas entendible posible, Es una obligación para el programador comentar todo lo que programa.</text:p>
      <text:p text:style-name="P1">Mientras que otros sostienen que si un <text:span text:style-name="T7">código</text:span> no es entendible es por que el <text:span text:style-name="T7">código</text:span> es malo, pero que aun <text:span text:style-name="T7">así</text:span>, en algunas <text:span text:style-name="T7">ocasiones</text:span> los comentarios pueden aportar</text:p>
      <text:p text:style-name="P2"><text:span text:style-name="T1">"No documentes mal código, reescríbelo"<text:line-break/>-</text:span><text:span text:style-name="Strong_20_Emphasis"><text:span text:style-name="T1">Kernighan</text:span></text:span></text:p>
      <text:p text:style-name="P2"><text:span text:style-name="T1">“El uso adecuado de los comentarios compensa el fracaso para expresarte en el código. Ten en cuenta que he utilizado la palabra fracaso. Lo dije en serio. Los comentarios son siempre fracasos”<text:line-break/>-</text:span><text:span text:style-name="Strong_20_Emphasis"><text:span text:style-name="T1">Rober C. Martin.</text:span></text:span></text:p>
      <text:p text:style-name="P2"><text:span text:style-name="Strong_20_Emphasis"><text:span text:style-name="T2"/></text:span></text:p>
      <text:p text:style-name="P2"><text:span text:style-name="Strong_20_Emphasis"><text:span text:style-name="T3">Yo opino que la capacidad de otra persona para entender un código no es asunto propio, y que el comentario es simplemente un recurso extra que puede ayudar, por esto pienso que es mas amable comentar el código lo mas posible siempre que sea relevan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Roboto" svg:font-family="Roboto,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19-06-18T14:20:33.585000000</dc:date>
    <meta:editing-duration>PT3M57S</meta:editing-duration>
    <meta:editing-cycles>2</meta:editing-cycles>
    <meta:document-statistic meta:table-count="0" meta:image-count="0" meta:object-count="0" meta:page-count="1" meta:paragraph-count="11" meta:word-count="361" meta:character-count="2230" meta:non-whitespace-character-count="1880"/>
  </office:meta>
</office:document-meta>
</file>